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e5e7eb"/>
    </style:style>
    <style:style style:name="P2" style:family="paragraph" style:parent-style-name="Text_20_body" style:list-style-name="L1">
      <style:paragraph-properties fo:margin-top="0in" fo:margin-bottom="0in" style:contextual-spacing="false" fo:padding="0.0193in" fo:border="0.06pt solid #e5e7eb"/>
    </style:style>
    <style:style style:name="P3" style:family="paragraph" style:parent-style-name="Text_20_body" style:list-style-name="L1">
      <style:paragraph-properties fo:padding="0.0193in" fo:border="0.06pt solid #e5e7eb"/>
    </style:style>
    <style:style style:name="P4" style:family="paragraph" style:parent-style-name="Text_20_body" style:list-style-name="L2">
      <style:paragraph-properties fo:margin-top="0in" fo:margin-bottom="0in" style:contextual-spacing="false" fo:padding="0.0193in" fo:border="0.06pt solid #e5e7eb"/>
    </style:style>
    <style:style style:name="P5" style:family="paragraph" style:parent-style-name="Text_20_body" style:list-style-name="L2">
      <style:paragraph-properties fo:padding="0.0193in" fo:border="0.06pt solid #e5e7eb"/>
    </style:style>
    <style:style style:name="T1" style:family="text">
      <style:text-properties loext:padding="0.0193in" loext:border="0.06pt solid #e5e7e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a xlink:type="simple" xlink:href="https://www.theodinproject.com/lessons/foundations-git-basics#cheatsheet" text:style-name="Internet_20_link" text:visited-style-name="Visited_20_Internet_20_Link"><text:span text:style-name="T1">Cheatsheet</text:span></text:a></text:h>
      <text:p text:style-name="P1">This is a reference list of the most commonly used Git commands. (You might consider bookmarking this handy page.) Try to familiarize yourself with the commands so that you can eventually remember them all:</text:p>
      <text:list xml:id="list3897493564" text:style-name="L1">
        <text:list-item>
          <text:p text:style-name="P2">Commands related to a remote repository:</text:p>
          <text:list>
            <text:list-item>
              <text:p text:style-name="P2"><text:span text:style-name="Source_20_Text"><text:span text:style-name="T1">git clone git@github.com:USER-NAME/REPOSITORY-NAME.git</text:span></text:span></text:p>
            </text:list-item>
            <text:list-item>
              <text:p text:style-name="P2"><text:span text:style-name="Source_20_Text"><text:span text:style-name="T1">git push</text:span></text:span> or <text:span text:style-name="Source_20_Text"><text:span text:style-name="T1">git push origin main</text:span></text:span> (Both accomplish the same goal in this context)</text:p>
            </text:list-item>
          </text:list>
        </text:list-item>
        <text:list-item>
          <text:p text:style-name="P2">Commands related to the workflow:</text:p>
          <text:list>
            <text:list-item>
              <text:p text:style-name="P2"><text:span text:style-name="Source_20_Text"><text:span text:style-name="T1">git add .</text:span></text:span></text:p>
            </text:list-item>
            <text:list-item>
              <text:p text:style-name="P2"><text:span text:style-name="Source_20_Text"><text:span text:style-name="T1">git commit -m "A message describing what you have done to make this snapshot different"</text:span></text:span></text:p>
            </text:list-item>
          </text:list>
        </text:list-item>
        <text:list-item>
          <text:p text:style-name="P2">Commands related to checking status or log history</text:p>
          <text:list>
            <text:list-item>
              <text:p text:style-name="P2"><text:span text:style-name="Source_20_Text"><text:span text:style-name="T1">git status</text:span></text:span></text:p>
            </text:list-item>
            <text:list-item>
              <text:p text:style-name="P3"><text:span text:style-name="Source_20_Text"><text:span text:style-name="T1">git log</text:span></text:span></text:p>
            </text:list-item>
          </text:list>
        </text:list-item>
      </text:list>
      <text:p text:style-name="P1">The basic Git syntax is <text:span text:style-name="Source_20_Text"><text:span text:style-name="T1">program | action | destination</text:span></text:span>.</text:p>
      <text:p text:style-name="P1">For example,</text:p>
      <text:list xml:id="list2775636559" text:style-name="L2">
        <text:list-item>
          <text:p text:style-name="P4"><text:span text:style-name="Source_20_Text"><text:span text:style-name="T1">git add .</text:span></text:span> is read as <text:span text:style-name="Source_20_Text"><text:span text:style-name="T1">git | add | .</text:span></text:span>, where the period represents everything in the current directory;</text:p>
        </text:list-item>
        <text:list-item>
          <text:p text:style-name="P4"><text:span text:style-name="Source_20_Text"><text:span text:style-name="T1">git commit -m "message"</text:span></text:span> is read as <text:span text:style-name="Source_20_Text"><text:span text:style-name="T1">git | commit -m | "message"</text:span></text:span>; and</text:p>
        </text:list-item>
        <text:list-item>
          <text:p text:style-name="P5"><text:span text:style-name="Source_20_Text"><text:span text:style-name="T1">git status</text:span></text:span> is read as <text:span text:style-name="Source_20_Text"><text:span text:style-name="T1">git | status | (no destination)</text:span></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1" meta:paragraph-count="16" meta:word-count="163" meta:character-count="886" meta:non-whitespace-character-count="751"/>
  </office:meta>
</office:document-meta>
</file>